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style:text-properties fo:font-family="'Nimbus Sans L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P4" style:family="paragraph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5" style:family="paragraph">
      <style:text-properties fo:font-family="'Nimbus Sans L'" style:font-family-generic="swiss" style:font-pitch="variabl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>
      <style:text-properties fo:font-family="'DejaVu Sans Mono'" style:font-family-generic="modern" style:font-pitch="fixed" fo:font-size="12pt"/>
    </style:style>
    <style:style style:name="P7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8" style:family="paragraph">
      <style:text-properties fo:font-size="12pt"/>
    </style:style>
    <style:style style:name="P9" style:family="paragraph">
      <style:text-properties fo:font-family="'Nimbus Sans L'" style:font-family-generic="swiss" style:font-pitch="variable" fo:font-size="12pt" style:font-size-asian="12pt" style:font-size-complex="12pt"/>
    </style:style>
    <style:style style:name="P10" style:family="paragraph">
      <style:text-properties fo:font-size="12pt" style:text-underline-style="solid" style:text-underline-width="auto" style:text-underline-color="font-color" style:font-size-asian="12pt" style:font-size-complex="12pt"/>
    </style:style>
    <style:style style:name="P11" style:family="paragraph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family="'Nimbus Sans L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'Nimbus Sans L'" style:font-family-generic="swiss" style:font-pitch="variable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" style:family="text">
      <style:text-properties fo:font-family="'DejaVu Sans Mono'" style:font-family-generic="modern" style:font-pitch="fixed" fo:font-size="12pt" style:font-size-asian="12pt" style:font-size-complex="12pt"/>
    </style:style>
    <style:style style:name="T4" style:family="text">
      <style:text-properties fo:font-family="'Nimbus Sans L'" style:font-family-generic="swiss" style:font-pitch="variable" fo:font-size="12pt" style:font-size-asian="12pt" style:font-size-complex="12pt"/>
    </style:style>
    <style:style style:name="T5" style:family="text">
      <style:text-properties fo:font-family="'Nimbus Sans L'" style:font-family-generic="swiss" style:font-pitch="variable" fo:font-size="12pt" style:text-underline-style="solid" style:text-underline-width="auto" style:text-underline-color="font-color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5cm" svg:height="4.5cm" svg:x="0.1cm" svg:y="0.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34cm" svg:height="0.89cm" svg:x="0.1cm" svg:y="0cm">
          <draw:text-box>
            <text:p text:style-name="P2"><text:span text:style-name="T1">Sequenz</text:span></text:p>
          </draw:text-box>
        </draw:frame>
        <draw:custom-shape draw:style-name="gr3" draw:text-style-name="P1" draw:layer="layout" svg:width="5.25cm" svg:height="3cm" svg:x="3.85cm" svg:y="1.27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081cm" svg:height="0.78cm" svg:x="0.1cm" svg:y="0.6cm">
          <draw:text-box>
            <text:p text:style-name="P4"><text:span text:style-name="T2">Register</text:span></text:p>
          </draw:text-box>
        </draw:frame>
        <draw:custom-shape draw:style-name="gr3" draw:text-style-name="P1" draw:layer="layout" svg:width="2.25cm" svg:height="2.25cm" svg:x="0.35cm" svg:y="1.27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756cm" svg:height="1.739cm" svg:x="0.35cm" svg:y="1.858cm">
          <draw:text-box>
            <text:p text:style-name="P6"><text:span text:style-name="T3">X</text:span></text:p>
            <text:p text:style-name="P6"><text:span text:style-name="T3">Y</text:span></text:p>
            <text:p text:style-name="P6"><text:span text:style-name="T3">Z</text:span></text:p>
          </draw:text-box>
        </draw:frame>
        <draw:frame draw:style-name="gr2" draw:text-style-name="P9" draw:layer="layout" svg:width="2.259cm" svg:height="0.78cm" svg:x="0.35cm" svg:y="1.274cm">
          <draw:text-box>
            <text:p text:style-name="P8"><text:span text:style-name="T4">Typ: Bool</text:span></text:p>
          </draw:text-box>
        </draw:frame>
        <draw:frame draw:style-name="gr2" draw:text-style-name="P7" draw:layer="layout" svg:width="2.788cm" svg:height="2.731cm" svg:x="3.85cm" svg:y="1.358cm">
          <draw:text-box>
            <text:p text:style-name="P6"><text:span text:style-name="T3">A ← 2.0</text:span></text:p>
            <text:p text:style-name="P6"><text:span text:style-name="T3">B ← ...</text:span></text:p>
            <text:p text:style-name="P6"><text:span text:style-name="T3">C ← A * B</text:span></text:p>
            <text:p text:style-name="P6"><text:span text:style-name="T3"><text:tab/></text:span><text:span text:style-name="T3">...</text:span></text:p>
            <text:p text:style-name="P6"><text:span text:style-name="T3">Z ← X ∧ Y</text:span></text:p>
          </draw:text-box>
        </draw:frame>
        <draw:custom-shape draw:style-name="gr3" draw:text-style-name="P1" draw:layer="layout" svg:width="2.25cm" svg:height="2.25cm" svg:x="1.091cm" svg:y="1.9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0.756cm" svg:height="1.739cm" svg:x="1.091cm" svg:y="2.574cm">
          <draw:text-box>
            <text:p text:style-name="P6"><text:span text:style-name="T3">A</text:span></text:p>
            <text:p text:style-name="P6"><text:span text:style-name="T3">B</text:span></text:p>
            <text:p text:style-name="P6"><text:span text:style-name="T3">C</text:span></text:p>
          </draw:text-box>
        </draw:frame>
        <draw:frame draw:style-name="gr2" draw:text-style-name="P9" draw:layer="layout" svg:width="2.352cm" svg:height="0.78cm" svg:x="1.091cm" svg:y="1.99cm">
          <draw:text-box>
            <text:p text:style-name="P8"><text:span text:style-name="T4">Typ: Float</text:span></text:p>
          </draw:text-box>
        </draw:frame>
        <draw:frame draw:style-name="gr2" draw:text-style-name="P11" draw:layer="layout" svg:width="2.843cm" svg:height="0.78cm" svg:x="3.622cm" svg:y="0.6cm">
          <draw:text-box>
            <text:p text:style-name="P10"><text:span text:style-name="T5">Operatione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9.45cm" fo:page-height="4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06T01:12:38</meta:creation-date>
    <dc:date>2010-07-06T01:34:02</dc:date>
    <meta:editing-duration>PT00H21M29S</meta:editing-duration>
    <meta:editing-cycles>5</meta:editing-cycles>
    <meta:generator>OpenOffice.org/3.2$Unix OpenOffice.org_project/320m12$Build-9483</meta:generator>
    <meta:document-statistic meta:object-count="12"/>
  </office:meta>
</office:document-meta>
</file>